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2000000DFA965E2954FBB2B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5.476cm" svg:height="3.449cm" svg:x="-0.254cm" svg:y="10.16cm">
            <draw:image xlink:href="Pictures/1000000000000162000000DFA965E2954FBB2B50.png" xlink:type="simple" xlink:show="embed" xlink:actuate="onLoad">
              <text:p/>
            </draw:image>
          </draw:frame>
          <draw:frame draw:style-name="gr1" draw:text-style-name="P1" draw:layer="layout" svg:width="5.476cm" svg:height="3.449cm" svg:x="4.318cm" svg:y="10.161cm">
            <draw:image xlink:href="Pictures/1000000000000162000000DFA965E2954FBB2B50.png" xlink:type="simple" xlink:show="embed" xlink:actuate="onLoad">
              <text:p/>
            </draw:image>
          </draw:frame>
          <draw:frame draw:style-name="gr1" draw:text-style-name="P1" draw:layer="layout" svg:width="5.476cm" svg:height="3.449cm" svg:x="8.89cm" svg:y="10.162cm">
            <draw:image xlink:href="Pictures/1000000000000162000000DFA965E2954FBB2B50.png" xlink:type="simple" xlink:show="embed" xlink:actuate="onLoad">
              <text:p/>
            </draw:image>
          </draw:frame>
          <draw:frame draw:style-name="gr1" draw:text-style-name="P1" draw:layer="layout" svg:width="5.476cm" svg:height="3.449cm" svg:x="13.574cm" svg:y="10.163cm">
            <draw:image xlink:href="Pictures/1000000000000162000000DFA965E2954FBB2B50.png" xlink:type="simple" xlink:show="embed" xlink:actuate="onLoad">
              <text:p/>
            </draw:image>
          </draw:frame>
          <draw:frame draw:style-name="gr1" draw:text-style-name="P1" draw:layer="layout" svg:width="5.476cm" svg:height="3.449cm" svg:x="18.146cm" svg:y="10.164cm">
            <draw:image xlink:href="Pictures/1000000000000162000000DFA965E2954FBB2B50.png" xlink:type="simple" xlink:show="embed" xlink:actuate="onLoad">
              <text:p/>
            </draw:image>
          </draw:frame>
          <draw:frame draw:style-name="gr1" draw:text-style-name="P1" draw:layer="layout" svg:width="5.476cm" svg:height="3.449cm" svg:x="22.718cm" svg:y="10.165cm">
            <draw:image xlink:href="Pictures/1000000000000162000000DFA965E2954FBB2B50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5T17:01:16.453796233</meta:creation-date>
    <dc:date>2019-01-25T17:07:55.378549788</dc:date>
    <meta:editing-duration>PT6M39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